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3c36" officeooo:paragraph-rsid="00063c36"/>
    </style:style>
    <style:style style:name="P2" style:family="paragraph" style:parent-style-name="Text_20_body">
      <style:text-properties officeooo:rsid="00066aca" officeooo:paragraph-rsid="00066aca"/>
    </style:style>
    <style:style style:name="P3" style:family="paragraph" style:parent-style-name="Text_20_body">
      <style:text-properties officeooo:rsid="00081e5a" officeooo:paragraph-rsid="00081e5a"/>
    </style:style>
    <style:style style:name="P4" style:family="paragraph" style:parent-style-name="Text_20_body">
      <style:text-properties officeooo:rsid="0009b67c" officeooo:paragraph-rsid="0009b67c"/>
    </style:style>
    <style:style style:name="P5" style:family="paragraph" style:parent-style-name="Text_20_body">
      <style:text-properties officeooo:rsid="000d364c" officeooo:paragraph-rsid="000d364c"/>
    </style:style>
    <style:style style:name="P6" style:family="paragraph" style:parent-style-name="Text_20_body">
      <style:text-properties officeooo:rsid="000d60b1" officeooo:paragraph-rsid="000d60b1"/>
    </style:style>
    <style:style style:name="P7" style:family="paragraph" style:parent-style-name="Text_20_body">
      <style:text-properties officeooo:rsid="000eefd1" officeooo:paragraph-rsid="000eefd1"/>
    </style:style>
    <style:style style:name="P8" style:family="paragraph" style:parent-style-name="Text_20_body">
      <style:text-properties fo:font-weight="bold" officeooo:rsid="000d60b1" officeooo:paragraph-rsid="000d60b1" style:font-weight-asian="bold" style:font-weight-complex="bold"/>
    </style:style>
    <style:style style:name="P9" style:family="paragraph" style:parent-style-name="Text_20_body">
      <style:text-properties fo:font-weight="bold" officeooo:rsid="000d364c" officeooo:paragraph-rsid="000d364c" style:font-weight-asian="bold" style:font-weight-complex="bold"/>
    </style:style>
    <style:style style:name="P10" style:family="paragraph" style:parent-style-name="Text_20_body">
      <style:text-properties fo:font-weight="bold" officeooo:rsid="001217e9" officeooo:paragraph-rsid="001217e9" style:font-weight-asian="bold" style:font-weight-complex="bold"/>
    </style:style>
    <style:style style:name="P11" style:family="paragraph" style:parent-style-name="Text_20_body">
      <style:text-properties fo:font-weight="bold" officeooo:rsid="00122a08" officeooo:paragraph-rsid="00122a08" style:font-weight-asian="bold" style:font-weight-complex="bold"/>
    </style:style>
    <style:style style:name="P12" style:family="paragraph" style:parent-style-name="Text_20_body">
      <style:text-properties fo:font-weight="bold" officeooo:rsid="00137d52" officeooo:paragraph-rsid="00137d52" style:font-weight-asian="bold" style:font-weight-complex="bold"/>
    </style:style>
    <style:style style:name="P13" style:family="paragraph" style:parent-style-name="Text_20_body">
      <style:text-properties fo:font-weight="bold" officeooo:rsid="0016c49f" officeooo:paragraph-rsid="0016c49f" style:font-weight-asian="bold" style:font-weight-complex="bold"/>
    </style:style>
    <style:style style:name="P14" style:family="paragraph" style:parent-style-name="Text_20_body">
      <style:text-properties fo:font-weight="bold" officeooo:rsid="00193b95" officeooo:paragraph-rsid="00193b95" style:font-weight-asian="bold" style:font-weight-complex="bold"/>
    </style:style>
    <style:style style:name="P15" style:family="paragraph" style:parent-style-name="Text_20_body">
      <style:text-properties fo:font-weight="bold" officeooo:rsid="001a4fc0" officeooo:paragraph-rsid="001a4fc0" style:font-weight-asian="bold" style:font-weight-complex="bold"/>
    </style:style>
    <style:style style:name="P16" style:family="paragraph" style:parent-style-name="Text_20_body">
      <style:text-properties fo:font-weight="bold" officeooo:rsid="00224b7e" officeooo:paragraph-rsid="00224b7e" style:font-weight-asian="bold" style:font-weight-complex="bold"/>
    </style:style>
    <style:style style:name="P17" style:family="paragraph" style:parent-style-name="Text_20_body">
      <style:text-properties fo:font-weight="bold" officeooo:rsid="0023b5d1" officeooo:paragraph-rsid="0023b5d1" style:font-weight-asian="bold" style:font-weight-complex="bold"/>
    </style:style>
    <style:style style:name="P18" style:family="paragraph" style:parent-style-name="Text_20_body">
      <style:text-properties fo:font-weight="normal" officeooo:rsid="00122a08" officeooo:paragraph-rsid="00122a08" style:font-weight-asian="normal" style:font-weight-complex="normal"/>
    </style:style>
    <style:style style:name="P19" style:family="paragraph" style:parent-style-name="Text_20_body">
      <style:text-properties fo:font-weight="normal" officeooo:rsid="00136e8a" officeooo:paragraph-rsid="00136e8a" style:font-weight-asian="normal" style:font-weight-complex="normal"/>
    </style:style>
    <style:style style:name="P20" style:family="paragraph" style:parent-style-name="Text_20_body">
      <style:text-properties fo:font-weight="normal" officeooo:rsid="00173346" officeooo:paragraph-rsid="00173346" style:font-weight-asian="normal" style:font-weight-complex="normal"/>
    </style:style>
    <style:style style:name="P21" style:family="paragraph" style:parent-style-name="Text_20_body">
      <style:text-properties fo:font-weight="normal" officeooo:rsid="00193b95" officeooo:paragraph-rsid="00193b95" style:font-weight-asian="normal" style:font-weight-complex="normal"/>
    </style:style>
    <style:style style:name="P22" style:family="paragraph" style:parent-style-name="Text_20_body">
      <style:text-properties fo:font-weight="normal" officeooo:rsid="001a4fc0" officeooo:paragraph-rsid="001a4fc0" style:font-weight-asian="normal" style:font-weight-complex="normal"/>
    </style:style>
    <style:style style:name="P23" style:family="paragraph" style:parent-style-name="Text_20_body">
      <style:text-properties fo:font-weight="normal" officeooo:rsid="00206f0f" officeooo:paragraph-rsid="00206f0f" style:font-weight-asian="normal" style:font-weight-complex="normal"/>
    </style:style>
    <style:style style:name="P24" style:family="paragraph" style:parent-style-name="Text_20_body">
      <style:text-properties fo:font-weight="normal" officeooo:rsid="0020ab74" officeooo:paragraph-rsid="0020ab74" style:font-weight-asian="normal" style:font-weight-complex="normal"/>
    </style:style>
    <style:style style:name="P25" style:family="paragraph" style:parent-style-name="Text_20_body">
      <style:text-properties fo:font-weight="normal" officeooo:rsid="0023b5d1" officeooo:paragraph-rsid="0023b5d1" style:font-weight-asian="normal" style:font-weight-complex="normal"/>
    </style:style>
    <style:style style:name="P26" style:family="paragraph" style:parent-style-name="Text_20_body">
      <style:text-properties fo:font-weight="normal" officeooo:rsid="00255cd6" officeooo:paragraph-rsid="00255cd6" style:font-weight-asian="normal" style:font-weight-complex="normal"/>
    </style:style>
    <style:style style:name="P27" style:family="paragraph" style:parent-style-name="Heading_20_3">
      <style:text-properties officeooo:rsid="00063c36" officeooo:paragraph-rsid="00063c36"/>
    </style:style>
    <style:style style:name="P28" style:family="paragraph" style:parent-style-name="Text_20_body" style:list-style-name="L1">
      <style:text-properties officeooo:rsid="000d364c" officeooo:paragraph-rsid="000d364c"/>
    </style:style>
    <style:style style:name="P29" style:family="paragraph" style:parent-style-name="Text_20_body" style:list-style-name="L2">
      <style:text-properties officeooo:rsid="000d60b1" officeooo:paragraph-rsid="000d60b1"/>
    </style:style>
    <style:style style:name="P30" style:family="paragraph" style:parent-style-name="Text_20_body" style:list-style-name="L3">
      <style:text-properties fo:font-weight="normal" officeooo:rsid="001217e9" officeooo:paragraph-rsid="001217e9" style:font-weight-asian="normal" style:font-weight-complex="normal"/>
    </style:style>
    <style:style style:name="P31" style:family="paragraph" style:parent-style-name="Text_20_body" style:list-style-name="L4">
      <style:text-properties fo:font-weight="normal" officeooo:rsid="00122a08" officeooo:paragraph-rsid="00122a08" style:font-weight-asian="normal" style:font-weight-complex="normal"/>
    </style:style>
    <style:style style:name="P32" style:family="paragraph" style:parent-style-name="Text_20_body" style:list-style-name="L4">
      <style:text-properties fo:font-weight="normal" officeooo:rsid="00136e8a" officeooo:paragraph-rsid="00136e8a" style:font-weight-asian="normal" style:font-weight-complex="normal"/>
    </style:style>
    <style:style style:name="P33" style:family="paragraph" style:parent-style-name="Text_20_body" style:list-style-name="L5">
      <style:text-properties fo:font-weight="normal" officeooo:rsid="00137d52" officeooo:paragraph-rsid="00137d52" style:font-weight-asian="normal" style:font-weight-complex="normal"/>
    </style:style>
    <style:style style:name="P34" style:family="paragraph" style:parent-style-name="Text_20_body" style:list-style-name="L6">
      <style:text-properties fo:font-weight="normal" officeooo:rsid="00193b95" officeooo:paragraph-rsid="00193b95" style:font-weight-asian="normal" style:font-weight-complex="normal"/>
    </style:style>
    <style:style style:name="P35" style:family="paragraph" style:parent-style-name="Text_20_body" style:list-style-name="L7">
      <style:text-properties fo:font-weight="normal" officeooo:rsid="001a4fc0" officeooo:paragraph-rsid="001a4fc0" style:font-weight-asian="normal" style:font-weight-complex="normal"/>
    </style:style>
    <style:style style:name="P36" style:family="paragraph" style:parent-style-name="Text_20_body" style:list-style-name="L8">
      <style:text-properties fo:font-weight="normal" officeooo:rsid="001a4fc0" officeooo:paragraph-rsid="001a4fc0" style:font-weight-asian="normal" style:font-weight-complex="normal"/>
    </style:style>
    <style:style style:name="P37" style:family="paragraph" style:parent-style-name="Text_20_body" style:list-style-name="L9">
      <style:text-properties fo:font-weight="normal" officeooo:rsid="00224b7e" officeooo:paragraph-rsid="00224b7e" style:font-weight-asian="normal" style:font-weight-complex="normal"/>
    </style:style>
    <style:style style:name="P38" style:family="paragraph" style:parent-style-name="Text_20_body">
      <style:text-properties officeooo:rsid="00269979" officeooo:paragraph-rsid="00269979"/>
    </style:style>
    <style:style style:name="P39" style:family="paragraph" style:parent-style-name="Text_20_body">
      <style:text-properties fo:font-size="18pt" fo:font-weight="bold" officeooo:rsid="00269979" officeooo:paragraph-rsid="002861ac" style:font-size-asian="18pt" style:font-weight-asian="bold" style:font-size-complex="18pt" style:font-weight-complex="bold"/>
    </style:style>
    <style:style style:name="P40" style:family="paragraph" style:parent-style-name="Text_20_body">
      <style:paragraph-properties fo:text-align="start" style:justify-single-word="false"/>
      <style:text-properties fo:font-size="18pt" fo:font-weight="bold" officeooo:rsid="0030afab" officeooo:paragraph-rsid="0030afab" style:font-size-asian="18pt" style:font-weight-asian="bold" style:font-size-complex="18pt" style:font-weight-complex="bold"/>
    </style:style>
    <style:style style:name="P41" style:family="paragraph" style:parent-style-name="Text_20_body">
      <style:paragraph-properties fo:text-align="center" style:justify-single-word="false"/>
      <style:text-properties fo:font-size="18pt" fo:font-weight="bold" officeooo:rsid="0036740c" officeooo:paragraph-rsid="0036740c" style:font-size-asian="18pt" style:font-weight-asian="bold" style:font-size-complex="18pt" style:font-weight-complex="bold"/>
    </style:style>
    <style:style style:name="P42" style:family="paragraph" style:parent-style-name="Text_20_body">
      <style:text-properties officeooo:rsid="00295c52" officeooo:paragraph-rsid="00295c52"/>
    </style:style>
    <style:style style:name="P43" style:family="paragraph" style:parent-style-name="Text_20_body" style:list-style-name="L10">
      <style:text-properties officeooo:rsid="002993ef" officeooo:paragraph-rsid="002993ef"/>
    </style:style>
    <style:style style:name="P44" style:family="paragraph" style:parent-style-name="Text_20_body" style:list-style-name="L10">
      <style:text-properties officeooo:rsid="002a856e" officeooo:paragraph-rsid="002a856e"/>
    </style:style>
    <style:style style:name="P45" style:family="paragraph" style:parent-style-name="Text_20_body">
      <style:text-properties officeooo:rsid="002a856e" officeooo:paragraph-rsid="002a856e"/>
    </style:style>
    <style:style style:name="P46" style:family="paragraph" style:parent-style-name="Text_20_body">
      <style:text-properties officeooo:rsid="002b3f41" officeooo:paragraph-rsid="002b3f41"/>
    </style:style>
    <style:style style:name="P47" style:family="paragraph" style:parent-style-name="Text_20_body" style:list-style-name="L11">
      <style:text-properties officeooo:rsid="002b3f41" officeooo:paragraph-rsid="002b3f41"/>
    </style:style>
    <style:style style:name="P48" style:family="paragraph" style:parent-style-name="Text_20_body" style:list-style-name="L11">
      <style:text-properties officeooo:paragraph-rsid="002b3f41"/>
    </style:style>
    <style:style style:name="P49" style:family="paragraph" style:parent-style-name="Text_20_body">
      <style:text-properties fo:font-size="15pt" fo:font-weight="bold" officeooo:rsid="002d96ff" officeooo:paragraph-rsid="002d96ff" style:font-size-asian="15pt" style:font-weight-asian="bold" style:font-size-complex="15pt" style:font-weight-complex="bold"/>
    </style:style>
    <style:style style:name="P50" style:family="paragraph" style:parent-style-name="Text_20_body">
      <style:text-properties fo:font-size="15pt" fo:font-weight="bold" officeooo:rsid="00295c52" officeooo:paragraph-rsid="00295c52" style:font-size-asian="15pt" style:font-weight-asian="bold" style:font-size-complex="15pt" style:font-weight-complex="bold"/>
    </style:style>
    <style:style style:name="P51" style:family="paragraph" style:parent-style-name="Text_20_body">
      <style:text-properties fo:font-size="15pt" fo:font-weight="bold" officeooo:rsid="002b3f41" officeooo:paragraph-rsid="002b3f41" style:font-size-asian="15pt" style:font-weight-asian="bold" style:font-size-complex="15pt" style:font-weight-complex="bold"/>
    </style:style>
    <style:style style:name="P52" style:family="paragraph" style:parent-style-name="Text_20_body">
      <style:text-properties fo:font-size="15pt" fo:font-weight="bold" officeooo:rsid="0030afab" officeooo:paragraph-rsid="0032220d" style:font-size-asian="15pt" style:font-weight-asian="bold" style:font-size-complex="15pt" style:font-weight-complex="bold"/>
    </style:style>
    <style:style style:name="P53" style:family="paragraph" style:parent-style-name="Text_20_body">
      <style:text-properties fo:font-size="15pt" fo:font-weight="bold" officeooo:rsid="0032220d" officeooo:paragraph-rsid="0032220d" style:font-size-asian="15pt" style:font-weight-asian="bold" style:font-size-complex="15pt" style:font-weight-complex="bold"/>
    </style:style>
    <style:style style:name="P54" style:family="paragraph" style:parent-style-name="Text_20_body">
      <style:text-properties fo:font-size="15pt" fo:font-weight="bold" officeooo:rsid="0036740c" officeooo:paragraph-rsid="0036740c" style:font-size-asian="15pt" style:font-weight-asian="bold" style:font-size-complex="15pt" style:font-weight-complex="bold"/>
    </style:style>
    <style:style style:name="P55" style:family="paragraph" style:parent-style-name="Text_20_body">
      <style:text-properties fo:font-size="15pt" fo:font-weight="bold" officeooo:rsid="0036a7d8" officeooo:paragraph-rsid="0036a7d8" style:font-size-asian="15pt" style:font-weight-asian="bold" style:font-size-complex="15pt" style:font-weight-complex="bold"/>
    </style:style>
    <style:style style:name="P56" style:family="paragraph" style:parent-style-name="Text_20_body">
      <style:text-properties fo:font-size="15pt" fo:font-weight="bold" officeooo:rsid="00389cab" officeooo:paragraph-rsid="00389cab" style:font-size-asian="15pt" style:font-weight-asian="bold" style:font-size-complex="15pt" style:font-weight-complex="bold"/>
    </style:style>
    <style:style style:name="P57" style:family="paragraph" style:parent-style-name="Text_20_body">
      <style:text-properties officeooo:rsid="0030afab" officeooo:paragraph-rsid="0030afab"/>
    </style:style>
    <style:style style:name="P58" style:family="paragraph" style:parent-style-name="Text_20_body" style:list-style-name="L12">
      <style:text-properties officeooo:paragraph-rsid="0032220d"/>
    </style:style>
    <style:style style:name="P59" style:family="paragraph" style:parent-style-name="Text_20_body" style:list-style-name="L12">
      <style:text-properties officeooo:rsid="0032b42f" officeooo:paragraph-rsid="0032b42f"/>
    </style:style>
    <style:style style:name="P60" style:family="paragraph" style:parent-style-name="Text_20_body">
      <style:text-properties officeooo:rsid="0032b42f" officeooo:paragraph-rsid="0032b42f"/>
    </style:style>
    <style:style style:name="P61" style:family="paragraph" style:parent-style-name="Text_20_body">
      <style:text-properties officeooo:rsid="00335fa9" officeooo:paragraph-rsid="00335fa9"/>
    </style:style>
    <style:style style:name="P62" style:family="paragraph" style:parent-style-name="Text_20_body">
      <style:paragraph-properties fo:text-align="center" style:justify-single-word="false"/>
      <style:text-properties officeooo:rsid="00367219" officeooo:paragraph-rsid="00367219"/>
    </style:style>
    <style:style style:name="P63" style:family="paragraph" style:parent-style-name="Text_20_body">
      <style:paragraph-properties fo:text-align="start" style:justify-single-word="false"/>
      <style:text-properties fo:font-size="12pt" fo:font-weight="normal" officeooo:rsid="00367219" officeooo:paragraph-rsid="00367219" style:font-size-asian="10.5pt" style:font-weight-asian="normal" style:font-size-complex="12pt" style:font-weight-complex="normal"/>
    </style:style>
    <style:style style:name="P64" style:family="paragraph" style:parent-style-name="Text_20_body">
      <style:text-properties fo:font-size="12pt" fo:font-weight="normal" officeooo:rsid="00389cab" officeooo:paragraph-rsid="00389cab" style:font-size-asian="10.5pt" style:font-weight-asian="normal" style:font-size-complex="12pt" style:font-weight-complex="normal"/>
    </style:style>
    <style:style style:name="P65" style:family="paragraph" style:parent-style-name="Text_20_body" style:list-style-name="L13">
      <style:text-properties officeooo:paragraph-rsid="0036740c"/>
    </style:style>
    <style:style style:name="P66" style:family="paragraph" style:parent-style-name="Text_20_body" style:list-style-name="L13">
      <style:text-properties officeooo:rsid="0036740c" officeooo:paragraph-rsid="0036740c"/>
    </style:style>
    <style:style style:name="P67" style:family="paragraph" style:parent-style-name="Text_20_body">
      <style:text-properties officeooo:rsid="0036740c" officeooo:paragraph-rsid="0036740c"/>
    </style:style>
    <style:style style:name="P68" style:family="paragraph" style:parent-style-name="Text_20_body">
      <style:text-properties officeooo:rsid="0036a7d8" officeooo:paragraph-rsid="0036a7d8"/>
    </style:style>
    <style:style style:name="P69" style:family="paragraph" style:parent-style-name="Text_20_body">
      <style:text-properties officeooo:rsid="0037e863" officeooo:paragraph-rsid="0037e863"/>
    </style:style>
    <style:style style:name="P70" style:family="paragraph" style:parent-style-name="Text_20_body">
      <style:text-properties officeooo:rsid="00389cab" officeooo:paragraph-rsid="00389cab"/>
    </style:style>
    <style:style style:name="P71" style:family="paragraph" style:parent-style-name="Text_20_body">
      <style:text-properties fo:font-size="10pt" fo:font-weight="normal" officeooo:rsid="00269979" officeooo:paragraph-rsid="002861ac" style:font-size-asian="10pt" style:font-weight-asian="normal" style:font-size-complex="10pt" style:font-weight-complex="normal"/>
    </style:style>
    <style:style style:name="P7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0d364c" officeooo:paragraph-rsid="000d60b1"/>
    </style:style>
    <style:style style:name="T1" style:family="text">
      <style:text-properties officeooo:rsid="000a8284"/>
    </style:style>
    <style:style style:name="T2" style:family="text">
      <style:text-properties officeooo:rsid="000d60b1"/>
    </style:style>
    <style:style style:name="T3" style:family="text">
      <style:text-properties officeooo:rsid="0012bc4e"/>
    </style:style>
    <style:style style:name="T4" style:family="text">
      <style:text-properties officeooo:rsid="00151b50"/>
    </style:style>
    <style:style style:name="T5" style:family="text">
      <style:text-properties officeooo:rsid="001a4fc0"/>
    </style:style>
    <style:style style:name="T6" style:family="text">
      <style:text-properties fo:font-style="italic" style:font-style-asian="italic" style:font-style-complex="italic"/>
    </style:style>
    <style:style style:name="T7" style:family="text">
      <style:text-properties fo:color="#646464" style:font-name="Monospace" fo:font-size="10pt" officeooo:rsid="002993ef" fo:background-color="#e8f2fe" loext:char-shading-value="0" style:font-size-asian="10pt"/>
    </style:style>
    <style:style style:name="T8" style:family="text">
      <style:text-properties officeooo:rsid="002b3f41"/>
    </style:style>
    <style:style style:name="T9" style:family="text">
      <style:text-properties fo:font-size="12pt" style:font-size-asian="10.5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32220d" style:font-size-asian="10.5pt" style:font-weight-asian="normal" style:font-size-complex="12pt" style:font-weight-complex="normal"/>
    </style:style>
    <style:style style:name="T12" style:family="text">
      <style:text-properties fo:font-size="12pt" fo:font-weight="normal" officeooo:rsid="0036740c" style:font-size-asian="10.5pt" style:font-weight-asian="normal" style:font-size-complex="12pt" style:font-weight-complex="normal"/>
    </style:style>
    <style:style style:name="T13" style:family="text">
      <style:text-properties fo:font-size="12pt" fo:font-weight="normal" officeooo:rsid="00389cab" style:font-size-asian="10.5pt" style:font-weight-asian="normal" style:font-size-complex="12pt" style:font-weight-complex="normal"/>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What is Spring Boot?</text:h>
      <text:p text:style-name="P4">Spring Boot makes it easy to create stand-alone, production-grade Spring <text:span text:style-name="T1">based Applications that you can “just run”.</text:span></text:p>
      <text:p text:style-name="P4"/>
      <text:p text:style-name="P1">Building and end to end app </text:p>
      <text:p text:style-name="P2">Spring Boot Features </text:p>
      <text:p text:style-name="P3">Configuration and Customization</text:p>
      <text:p text:style-name="P3"/>
      <text:p text:style-name="P9">What is Spring?</text:p>
      <text:list xml:id="list29892466" text:style-name="L1">
        <text:list-item>
          <text:p text:style-name="P28">Application framework</text:p>
        </text:list-item>
        <text:list-item>
          <text:p text:style-name="P28">Programming and configuration model</text:p>
        </text:list-item>
        <text:list-item>
          <text:p text:style-name="P28"><text:span text:style-name="T2">Infrastructure</text:span> support</text:p>
        </text:list-item>
      </text:list>
      <text:p text:style-name="P5"/>
      <text:p text:style-name="P8">Problems with Spring:</text:p>
      <text:list xml:id="list2364434639" text:style-name="L2">
        <text:list-item>
          <text:p text:style-name="P29">Huge framework</text:p>
        </text:list-item>
        <text:list-item>
          <text:p text:style-name="P29">Multiple setup steps</text:p>
        </text:list-item>
        <text:list-item>
          <text:p text:style-name="P29">Multiple configuration steps</text:p>
        </text:list-item>
        <text:list-item>
          <text:p text:style-name="P29">Multiple build and deploy steps</text:p>
        </text:list-item>
      </text:list>
      <text:p text:style-name="P6"/>
      <text:p text:style-name="P7">Can we abstract these steps?</text:p>
      <text:p text:style-name="P7"/>
      <text:p text:style-name="P10">Enter Spring Boot</text:p>
      <text:list xml:id="list1084724073" text:style-name="L3">
        <text:list-item>
          <text:p text:style-name="P30">Opinionated</text:p>
        </text:list-item>
        <text:list-item>
          <text:p text:style-name="P30">Convention over configuration</text:p>
        </text:list-item>
        <text:list-item>
          <text:p text:style-name="P30">Stand alone</text:p>
        </text:list-item>
        <text:list-item>
          <text:p text:style-name="P30">Production ready</text:p>
          <text:p text:style-name="P30"/>
        </text:list-item>
      </text:list>
      <text:p text:style-name="P11">Setup: </text:p>
      <text:list xml:id="list664992014" text:style-name="L4">
        <text:list-item>
          <text:p text:style-name="P31">Java 8 SDK<text:tab/><text:tab/><text:span text:style-name="T3">java -version <text:tab/><text:tab/>echo$JAVA_HOME</text:span></text:p>
        </text:list-item>
        <text:list-item>
          <text:p text:style-name="P32">Spring STS</text:p>
        </text:list-item>
      </text:list>
      <text:p text:style-name="P19"><text:soft-page-break/></text:p>
      <text:p text:style-name="P12">Java dependencies <text:span text:style-name="T4">with Maven (build and dependency management tool)</text:span></text:p>
      <text:list xml:id="list545252410" text:style-name="L5">
        <text:list-item>
          <text:p text:style-name="P33">App <text:s/><text:span text:style-name="T4">=&gt; pom.xml</text:span></text:p>
        </text:list-item>
        <text:list-item>
          <text:p text:style-name="P33">Repo </text:p>
          <text:p text:style-name="P33"/>
        </text:list-item>
      </text:list>
      <text:p text:style-name="P13">Creating a project with spring tool to bootstrap</text:p>
      <text:p text:style-name="P20">Creating a Maven Java project</text:p>
      <text:p text:style-name="P20"/>
      <text:p text:style-name="P14">Starting Spring Boot</text:p>
      <text:p text:style-name="P21">SpringApplication.run(App.class, args);</text:p>
      <text:list xml:id="list521610841" text:style-name="L6">
        <text:list-item>
          <text:p text:style-name="P34">Sets up default configuration</text:p>
        </text:list-item>
        <text:list-item>
          <text:p text:style-name="P34">Starts Spring application context </text:p>
        </text:list-item>
        <text:list-item>
          <text:p text:style-name="P34">Performs class path scan</text:p>
        </text:list-item>
        <text:list-item>
          <text:p text:style-name="P34">Starts Tomcat <text:span text:style-name="T5">server </text:span></text:p>
        </text:list-item>
      </text:list>
      <text:p text:style-name="P21"/>
      <text:p text:style-name="P15">Let’s add a controller</text:p>
      <text:list xml:id="list4208123931" text:style-name="L7">
        <text:list-item>
          <text:p text:style-name="P35">A Java class</text:p>
        </text:list-item>
        <text:list-item>
          <text:p text:style-name="P35">Marked with annotations</text:p>
        </text:list-item>
        <text:list-item>
          <text:p text:style-name="P35">Has info about </text:p>
        </text:list-item>
      </text:list>
      <text:list xml:id="list2552066010" text:style-name="L8">
        <text:list-item>
          <text:p text:style-name="P36">What URL access triggers it?</text:p>
        </text:list-item>
        <text:list-item>
          <text:p text:style-name="P36">What method to run when accessed?</text:p>
        </text:list-item>
      </text:list>
      <text:p text:style-name="P22"/>
      <text:p text:style-name="P23">What’s happening here?</text:p>
      <text:p text:style-name="P24">Bill of materials</text:p>
      <text:p text:style-name="P24"/>
      <text:p text:style-name="P16">Embedded Tomcat Server</text:p>
      <text:list xml:id="list3978678395" text:style-name="L9">
        <text:list-item>
          <text:p text:style-name="P37">Convenience </text:p>
        </text:list-item>
        <text:list-item>
          <text:p text:style-name="P37">Servlet container configuration is now app configuration</text:p>
        </text:list-item>
        <text:list-item>
          <text:p text:style-name="P37">Standalone application</text:p>
        </text:list-item>
        <text:list-item>
          <text:p text:style-name="P37">Useful for microservices architecture </text:p>
        </text:list-item>
      </text:list>
      <text:p text:style-name="P17"><text:soft-page-break/>Spring MVC: The View Tier</text:p>
      <text:p text:style-name="P17">Spring MVC Controller</text:p>
      <text:p text:style-name="P25"/>
      <text:p text:style-name="P26">Course API</text:p>
      <text:p text:style-name="P26">Topics:</text:p>
      <text:p text:style-name="P26">GET<text:tab/>/topics<text:tab/><text:tab/>Gets all topics</text:p>
      <text:p text:style-name="P26">GET <text:tab/>/topics /id<text:tab/>Gets the topic</text:p>
      <text:p text:style-name="P26">POST<text:tab/>/topics<text:tab/><text:tab/>Creates new topic</text:p>
      <text:p text:style-name="P26">PUT <text:tab/><text:span text:style-name="T6">topics</text:span>/id<text:tab/>Updates the topic</text:p>
      <text:p text:style-name="P26">DELETE<text:tab/>/topics/id<text:tab/>Deletes the topic<text:tab/><text:tab/></text:p>
      <text:p text:style-name="P18"/>
      <text:p text:style-name="P72"/>
      <text:p text:style-name="P71">https://www.youtube.com/watch?v=WO85d3yXGIM&amp;index=1&amp;list=PLQaBzcRBHtnNH2Cjn9w3Dyap4IYookqsb</text:p>
      <text:p text:style-name="P39"/>
      <text:p text:style-name="P39">Spring BOOT</text:p>
      <text:p text:style-name="P38">1. Why Spring Boot</text:p>
      <text:p text:style-name="P38">2. Spring boot features</text:p>
      <text:p text:style-name="P38">3. Demo on Spring Boot</text:p>
      <text:p text:style-name="P38"/>
      <text:p text:style-name="P50">What is Spring Boot?</text:p>
      <text:p text:style-name="P42">Spring Boot makes it easy to create stand-alone, production-grade Spring based Applications that you can “just run”</text:p>
      <text:p text:style-name="P42"/>
      <text:p text:style-name="P49">Annotations: </text:p>
      <text:p text:style-name="Standard"><text:span text:style-name="T7">@SpringBootApplication </text:span>→ is a convenience annotation that adds all of the following: </text:p>
      <text:list xml:id="list1622709478" text:style-name="L10">
        <text:list-item>
          <text:p text:style-name="P43">@EnableAutoConfiguration tells Spring Boot to start adding beans based on classpath settings, other beans, and various property settings.</text:p>
        </text:list-item>
        <text:list-item>
          <text:p text:style-name="P43">@Configuraton tags the class as a source of bean definitions for the application context. </text:p>
        </text:list-item>
        <text:list-item>
          <text:p text:style-name="P44">@ComponentScan tells Spring to look for other components, configurations, and services in the hello package, allowing it to find the controllers.</text:p>
        </text:list-item>
      </text:list>
      <text:p text:style-name="P45"><text:soft-page-break/></text:p>
      <text:p text:style-name="P51">Spring Boot Primary Goals:</text:p>
      <text:list xml:id="list1592031461" text:style-name="L11">
        <text:list-item>
          <text:p text:style-name="P48"><text:span text:style-name="T8">Provide a radically faster and widely accessible getting-started experience for all Spring development.</text:span></text:p>
        </text:list-item>
        <text:list-item>
          <text:p text:style-name="P47">Be opinionated out of the box but get out of the way quickly as requirements start to diverge from the defaults.</text:p>
        </text:list-item>
        <text:list-item>
          <text:p text:style-name="P47">Provide a range of non-functional features that are common to large classes of projects (such as embedded servers, security, metrics, health checks, and externalized configuration).</text:p>
        </text:list-item>
        <text:list-item>
          <text:p text:style-name="P47">Absolutely no code generation and no requirement for XML configuration.</text:p>
        </text:list-item>
      </text:list>
      <text:p text:style-name="P46"/>
      <text:p text:style-name="P46"/>
      <text:p text:style-name="P40">REST Base Web Service Spring Boot</text:p>
      <text:p text:style-name="P57">1. Principles of REST Base web service</text:p>
      <text:p text:style-name="P57">2. Different HTTP methods in REST</text:p>
      <text:p text:style-name="P57">3. How to write REST Web service in Spring Boot Demo</text:p>
      <text:p text:style-name="P52">Principles of REST Base web service: </text:p>
      <text:list xml:id="list3441213592" text:style-name="L12">
        <text:list-item>
          <text:p text:style-name="P58"><text:span text:style-name="T11">Resources expose easily understood directory structure URIs.</text:span></text:p>
        </text:list-item>
        <text:list-item>
          <text:p text:style-name="P59"><text:span text:style-name="T11">R</text:span><text:span text:style-name="T10">epresentations transfer JSON or XML to represent data objects and attributes.</text:span></text:p>
        </text:list-item>
        <text:list-item>
          <text:p text:style-name="P59"><text:span text:style-name="T10">Messages use HTTP methods explicitly (for example- GET, POST, PUT and DELETE).</text:span></text:p>
        </text:list-item>
        <text:list-item>
          <text:p text:style-name="P59"><text:span text:style-name="T10">Stateless interactions store no client context on the server between requests. State dependencies limit and restrict scalability. The client holds session state. </text:span></text:p>
        </text:list-item>
      </text:list>
      <text:p text:style-name="P60"><text:span text:style-name="T10"/></text:p>
      <text:p text:style-name="P60"><text:span text:style-name="T10"/></text:p>
      <text:p text:style-name="P61"><text:span text:style-name="T14">Different HTTP methods in REST</text:span><text:span text:style-name="T10"><text:line-break/>GET =&gt; READ</text:span></text:p>
      <text:p text:style-name="P61"><text:span text:style-name="T10">POST =&gt; CREATE</text:span></text:p>
      <text:p text:style-name="P61"><text:span text:style-name="T10">PUT =&gt; UPDATE/REPLACE</text:span></text:p>
      <text:p text:style-name="P61"><text:span text:style-name="T10">PATCH =&gt; UPDATE/MODIFY</text:span></text:p>
      <text:p text:style-name="P61"><text:span text:style-name="T10">DELETE =&gt; DELETE</text:span></text:p>
      <text:p text:style-name="P62"><text:span text:style-name="T10"/></text:p>
      <text:p text:style-name="P62"><text:soft-page-break/><text:span text:style-name="T15">Spring Boot SSL</text:span></text:p>
      <text:p text:style-name="P63">1. SSL CONCEPT</text:p>
      <text:p text:style-name="P63">2. 1 Way SSL</text:p>
      <text:p text:style-name="P63">2. 2 Way SSL</text:p>
      <text:p text:style-name="P63">3. Demo in Spring Boot</text:p>
      <text:p text:style-name="P63"/>
      <text:p text:style-name="P63"/>
      <text:p text:style-name="P63"/>
      <text:p text:style-name="P63"/>
      <text:p text:style-name="P41">Microservices with Spring cloud using Spring Boot</text:p>
      <text:p text:style-name="P53"><text:span text:style-name="T10"/></text:p>
      <text:p text:style-name="P54">Spring Cloud Session Agenda<text:span text:style-name="T10"> </text:span></text:p>
      <text:list xml:id="list766694336" text:style-name="L13">
        <text:list-item>
          <text:p text:style-name="P65"><text:span text:style-name="T12">Introduction to Spring Cloud </text:span></text:p>
        </text:list-item>
        <text:list-item>
          <text:p text:style-name="P66"><text:span text:style-name="T10">What is distributed system</text:span></text:p>
        </text:list-item>
        <text:list-item>
          <text:p text:style-name="P66"><text:span text:style-name="T10">Features of Spring Cloud</text:span></text:p>
        </text:list-item>
        <text:list-item>
          <text:p text:style-name="P66"><text:span text:style-name="T10">Demo on Spring Cloud</text:span></text:p>
        </text:list-item>
      </text:list>
      <text:p text:style-name="P67"><text:span text:style-name="T10"/></text:p>
      <text:p text:style-name="P55">Introduction to Spring Cloud</text:p>
      <text:p text:style-name="P68"><text:span text:style-name="T10">Spring Cloud provides tools for developers to quickly build some of the common patterns in distributed systems (e.g. configuration management, service discovery, circuit breakers, intelligent routing, micro-proxy, control bus, one-time tokens, global locks, leadership election, distributed sessions, cluster state). </text:span></text:p>
      <text:p text:style-name="P69"><text:span text:style-name="T10">Coordination of distributed systems leads to boiler plate patterns, and using Spring Cloud developers can quickly stand up services and applications that implement those patterns. They will work well in any distributed environment, including the developer’s own laptop, bare metal data </text:span><text:span text:style-name="T13">centers</text:span><text:span text:style-name="T10">, and managed platforms such as Cloud Foundry. </text:span></text:p>
      <text:p text:style-name="P70"><text:span text:style-name="T10"/></text:p>
      <text:p text:style-name="P56">Distributed Environments:</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0:43.359647599</meta:creation-date>
    <dc:date>2018-11-20T17:49:20.639710021</dc:date>
    <meta:editing-duration>PT13H3M32S</meta:editing-duration>
    <meta:editing-cycles>50</meta:editing-cycles>
    <meta:generator>LibreOffice/6.0.6.2$Linux_X86_64 LibreOffice_project/00m0$Build-2</meta:generator>
    <meta:document-statistic meta:table-count="0" meta:image-count="0" meta:object-count="0" meta:page-count="5" meta:paragraph-count="104" meta:word-count="684" meta:character-count="4432" meta:non-whitespace-character-count="3867"/>
  </office:meta>
</office:document-meta>
</file>